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941c" officeooo:paragraph-rsid="0005941c"/>
    </style:style>
    <style:style style:name="T1" style:family="text">
      <style:text-properties officeooo:rsid="00011599"/>
    </style:style>
    <style:style style:name="T2" style:family="text">
      <style:text-properties officeooo:rsid="00026e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ECT <text:s text:c="5"/>DISTINCT inc.incident_id AS INCIDENT_ID,</text:p>
      <text:p text:style-name="P1"><text:s text:c="12"/>date_part('year',inc.incident_date),</text:p>
      <text:p text:style-name="P1"><text:s text:c="12"/>vic.age_num,</text:p>
      <text:p text:style-name="P1"><text:s text:c="12"/>vic.sex_code AS VICTIM_SEX,</text:p>
      <text:p text:style-name="P1"><text:s text:c="12"/>oft.crime_against AS CRIME_AGAINST,</text:p>
      <text:p text:style-name="P1"><text:s text:c="12"/>oft.offense_name AS OFFENSE,</text:p>
      <text:p text:style-name="P1"><text:s text:c="12"/>oft.offense_category_name AS OFFENSE_CATEGORY,</text:p>
      <text:p text:style-name="P1"><text:s text:c="12"/>off.location_id AS LOCATION_ID,</text:p>
      <text:p text:style-name="P1"><text:s text:c="12"/>loc.location_name AS LOCATION_NAME,</text:p>
      <text:p text:style-name="P1"><text:s text:c="12"/>ori.countyname AS COUNTY,</text:p>
      <text:p text:style-name="P1"><text:s text:c="12"/>ags.population AS POPULATION,</text:p>
      <text:p text:style-name="P1"><text:s text:c="12"/>ags.population_group_desc AS POPULATION_DESCRIPTION,</text:p>
      <text:p text:style-name="P1"><text:s text:c="12"/>ags.total_officers AS OFFICERS,</text:p>
      <text:p text:style-name="P1"><text:s text:c="12"/>ags.total_civilians AS CIVILIANS,</text:p>
      <text:p text:style-name="P1"><text:s text:c="12"/>count(hosp.id) over (partition by county),</text:p>
      <text:p text:style-name="P1"><text:s text:c="12"/>sum(hosp.beds) over (partition by county)</text:p>
      <text:p text:style-name="P1"><text:s text:c="12"/></text:p>
      <text:p text:style-name="P1">FROM <text:s text:c="7"/>nibrs_victim as vic</text:p>
      <text:p text:style-name="P1">JOIN <text:s text:c="7"/>nibrs_offense as off</text:p>
      <text:p text:style-name="P1">ON <text:s text:c="9"/>off.incident_id = vic.incident_id</text:p>
      <text:p text:style-name="P1">JOIN <text:s text:c="7"/>nibrs_offense_type as oft</text:p>
      <text:p text:style-name="P1">ON <text:s text:c="9"/>oft.offense_type_id = off.offense_type_id</text:p>
      <text:p text:style-name="P1">JOIN <text:s text:c="7"/>nibrs_location_type as loc</text:p>
      <text:p text:style-name="P1">ON <text:s text:c="9"/>off.location_id = loc.location_id</text:p>
      <text:p text:style-name="P1">JOIN <text:s text:c="7"/>nibrs_incident as inc</text:p>
      <text:p text:style-name="P1">ON <text:s text:c="9"/>inc.incident_id = vic.incident_id</text:p>
      <text:p text:style-name="P1">JOIN <text:s text:c="7"/>cde_agencies as ags</text:p>
      <text:p text:style-name="P1">ON <text:s text:c="9"/>ags.agency_id = inc.agency_id</text:p>
      <text:p text:style-name="P1">JOIN <text:s text:c="7"/>ori_to_fips as ori</text:p>
      <text:p text:style-name="P1">ON <text:s text:c="9"/>ori.ori9 = ags.ori</text:p>
      <text:p text:style-name="P1">JOIN <text:s text:c="7"/>hospitals as hosp</text:p>
      <text:p text:style-name="P1">ON <text:s text:c="9"/>hosp.county = ori.countyname</text:p>
      <text:p text:style-name="P1"/>
      <text:p text:style-name="P1">WHERE <text:s text:c="6"/>vic.victim_type_id = 4</text:p>
      <text:p text:style-name="P1">AND <text:s text:c="8"/>inc.incident_date BETWEEN '2014-01-01' AND '2016-12-31'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08:32:25.932988030</meta:creation-date>
    <dc:date>2018-11-26T15:43:38.630464953</dc:date>
    <meta:editing-duration>PT1H9M28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34" meta:word-count="120" meta:character-count="1409" meta:non-whitespace-character-count="992"/>
  </office:meta>
</office:document-meta>
</file>